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50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99" style:text-outline="false" style:text-line-through-style="none" style:text-line-through-type="none" style:font-name="Liberation Serif" fo:font-size="10pt" fo:language="en" fo:country="IN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IN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6600" fo:font-weight="bold" style:font-weight-asian="bold" style:font-weight-complex="bold"/>
    </style:style>
    <style:style style:name="ce4" style:family="table-cell" style:parent-style-name="Default">
      <style:text-properties fo:color="#3399ff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cc00cc"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ext-properties fo:color="#cc00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27.47mm" svg:height="73.45mm" svg:x="0mm" svg:y="50.2mm">
            <loext:p draw:notify-on-update-of-ranges="Sheet1.A3:Sheet1.A8 Sheet1.B2:Sheet1.B2 Sheet1.B3:Sheet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7.29mm" svg:height="72.4mm" svg:x="133.81mm" svg:y="52.59mm">
            <loext:p draw:notify-on-update-of-ranges="Sheet1.A3:Sheet1.A8 Sheet1.C2:Sheet1.C2 Sheet1.C3:Sheet1.C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82mm" svg:height="77.53mm" svg:x="1.37mm" svg:y="192.25mm">
            <loext:p draw:notify-on-update-of-ranges="Sheet1.A34:Sheet1.A39 Sheet1.B33:Sheet1.B33 Sheet1.B34:Sheet1.B3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2.87mm" svg:height="81.08mm" svg:x="171.07mm" svg:y="190.65mm">
            <loext:p draw:notify-on-update-of-ranges="Sheet1.A34:Sheet1.A39 Sheet1.C33:Sheet1.C33 Sheet1.C34:Sheet1.C3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6" office:value-type="string" calcext:value-type="string">
            <text:p>SRAM</text:p>
          </table:table-cell>
          <table:table-cell table:style-name="ce7" table:number-columns-repeated="2"/>
        </table:table-row>
        <table:table-row table:style-name="ro1">
          <table:table-cell table:style-name="ce1" office:value-type="string" calcext:value-type="string">
            <text:p>MEMORY SIZE</text:p>
          </table:table-cell>
          <table:table-cell table:style-name="ce1" office:value-type="string" calcext:value-type="string">
            <text:p>ACCESS DELAY(ns)</text:p>
          </table:table-cell>
          <table:table-cell table:style-name="ce1" office:value-type="string" calcext:value-type="string">
            <text:p>ENERGY CONSUMPTION(nJ)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44249" calcext:value-type="float">
            <text:p>0.44249</text:p>
          </table:table-cell>
          <table:table-cell table:style-name="ce2" office:value-type="float" office:value="0.0616486" calcext:value-type="float">
            <text:p>0.0616486</text:p>
          </table:table-cell>
          <table:table-cell table:style-name="ce2" office:value-type="float" office:value="0.2520693" calcext:value-type="float">
            <text:p>0.2520693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527409" calcext:value-type="float">
            <text:p>0.527409</text:p>
          </table:table-cell>
          <table:table-cell table:style-name="ce2" office:value-type="float" office:value="0.0720062" calcext:value-type="float">
            <text:p>0.0720062</text:p>
          </table:table-cell>
          <table:table-cell table:style-name="ce2" office:value-type="float" office:value="0.2997076" calcext:value-type="float">
            <text:p>0.2997076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0.712282" calcext:value-type="float">
            <text:p>0.712282</text:p>
          </table:table-cell>
          <table:table-cell table:style-name="ce2" office:value-type="float" office:value="0.0931197" calcext:value-type="float">
            <text:p>0.0931197</text:p>
          </table:table-cell>
          <table:table-cell table:style-name="ce2" office:value-type="float" office:value="0.40270085" calcext:value-type="float">
            <text:p>0.40270085</text:p>
          </table:table-cell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.02563" calcext:value-type="float">
            <text:p>1.02563</text:p>
          </table:table-cell>
          <table:table-cell table:style-name="ce2" office:value-type="float" office:value="0.152539" calcext:value-type="float">
            <text:p>0.152539</text:p>
          </table:table-cell>
          <table:table-cell table:style-name="ce2" office:value-type="float" office:value="0.5890845" calcext:value-type="float">
            <text:p>0.5890845</text:p>
          </table:table-cell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.38959" calcext:value-type="float">
            <text:p>1.38959</text:p>
          </table:table-cell>
          <table:table-cell table:style-name="ce2" office:value-type="float" office:value="0.240552" calcext:value-type="float">
            <text:p>0.240552</text:p>
          </table:table-cell>
          <table:table-cell table:style-name="ce2" office:value-type="float" office:value="0.815071" calcext:value-type="float">
            <text:p>0.815071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.84607" calcext:value-type="float">
            <text:p>1.84607</text:p>
          </table:table-cell>
          <table:table-cell table:style-name="ce2" office:value-type="float" office:value="0.352186" calcext:value-type="float">
            <text:p>0.352186</text:p>
          </table:table-cell>
          <table:table-cell table:style-name="ce2" office:value-type="float" office:value="1.099128" calcext:value-type="float">
            <text:p>1.099128</text:p>
          </table:table-cell>
        </table:table-row>
        <table:table-row table:style-name="ro1" table:number-rows-repeated="23"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TCAM</text:p>
          </table:table-cell>
          <table:table-cell table:style-name="ce7"/>
          <table:table-cell/>
        </table:table-row>
        <table:table-row table:style-name="ro1">
          <table:table-cell table:style-name="ce1" office:value-type="string" calcext:value-type="string">
            <text:p>MEMORY SIZE</text:p>
          </table:table-cell>
          <table:table-cell table:style-name="ce1" office:value-type="string" calcext:value-type="string">
            <text:p>ACCESS DELAY(ns)</text:p>
          </table:table-cell>
          <table:table-cell table:style-name="ce1" office:value-type="string" calcext:value-type="string">
            <text:p>ENERGY CONSUMPTION(nJ)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0983.61802" calcext:value-type="float">
            <text:p>20983.61802</text:p>
          </table:table-cell>
          <table:table-cell table:style-name="ce2" office:value-type="float" office:value="16.443847" calcext:value-type="float">
            <text:p>16.443847</text:p>
          </table:table-cell>
          <table:table-cell table:style-name="ce2" office:value-type="float" office:value="10500.03093" calcext:value-type="float">
            <text:p>10500.03093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83126.53517" calcext:value-type="float">
            <text:p>83126.53517</text:p>
          </table:table-cell>
          <table:table-cell table:style-name="ce2" office:value-type="float" office:value="32.887318" calcext:value-type="float">
            <text:p>32.887318</text:p>
          </table:table-cell>
          <table:table-cell table:style-name="ce2" office:value-type="float" office:value="41579.71125" calcext:value-type="float">
            <text:p>41579.71125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330891.5184" calcext:value-type="float">
            <text:p>330891.5184</text:p>
          </table:table-cell>
          <table:table-cell table:style-name="ce2" office:value-type="float" office:value="65.774266" calcext:value-type="float">
            <text:p>65.774266</text:p>
          </table:table-cell>
          <table:table-cell table:style-name="ce2" office:value-type="float" office:value="165478.6463" calcext:value-type="float">
            <text:p>165478.6463</text:p>
          </table:table-cell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320338.342" calcext:value-type="float">
            <text:p>1320338.342</text:p>
          </table:table-cell>
          <table:table-cell table:style-name="ce2" office:value-type="float" office:value="131.548148" calcext:value-type="float">
            <text:p>131.548148</text:p>
          </table:table-cell>
          <table:table-cell table:style-name="ce2" office:value-type="float" office:value="660234.9452" calcext:value-type="float">
            <text:p>660234.9452</text:p>
          </table:table-cell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5274900.235" calcext:value-type="float">
            <text:p>5274900.235</text:p>
          </table:table-cell>
          <table:table-cell table:style-name="ce2" office:value-type="float" office:value="263.095927" calcext:value-type="float">
            <text:p>263.095927</text:p>
          </table:table-cell>
          <table:table-cell table:style-name="ce2" office:value-type="float" office:value="2637581.666" calcext:value-type="float">
            <text:p>2637581.666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110135.9" calcext:value-type="float">
            <text:p>20110135.9</text:p>
          </table:table-cell>
          <table:table-cell table:style-name="ce2" office:value-type="float" office:value="513.858879" calcext:value-type="float">
            <text:p>513.858879</text:p>
          </table:table-cell>
          <table:table-cell table:style-name="ce2" office:value-type="float" office:value="10055324.88" calcext:value-type="float">
            <text:p>10055324.88</text:p>
          </table:table-cell>
        </table:table-row>
        <table:table-row table:style-name="ro1" table:number-rows-repeated="24">
          <table:table-cell table:number-columns-repeated="4"/>
        </table:table-row>
        <table:table-row table:style-name="ro1">
          <table:table-cell table:style-name="ce3" office:value-type="string" calcext:value-type="string">
            <text:p>INFERENC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CAM</text:p>
          </table:table-cell>
          <table:table-cell table:style-name="ce4" office:value-type="string" calcext:value-type="string">
            <text:p>SRAM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The power consumption is more because the there are more number of transistors.</text:p>
          </table:table-cell>
          <table:table-cell table:style-name="ce5" office:value-type="string" calcext:value-type="string">
            <text:p>The power consumption is less because the there are more number of transistors.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The delay is more since there are more number of transistors.</text:p>
          </table:table-cell>
          <table:table-cell table:style-name="ce5" office:value-type="string" calcext:value-type="string">
            <text:p>The delay is less since there are more number of transistors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2:23:22.852027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04:43:39.103606761</meta:creation-date>
    <meta:editing-duration>PT5H18M32S</meta:editing-duration>
    <meta:editing-cycles>8</meta:editing-cycles>
    <meta:generator>LibreOffice/5.1.6.2$Linux_X86_64 LibreOffice_project/10m0$Build-2</meta:generator>
    <dc:date>2017-09-21T12:28:08.065373233</dc:date>
    <meta:document-statistic meta:table-count="1" meta:cell-count="6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48cm" svg:height="7.346cm" xlink:href=".." xlink:type="simple" chart:class="chart:line" chart:style-name="ch1">
        <chart:legend chart:legend-position="end" svg:x="8.176cm" svg:y="3.374cm" style:legend-expansion="high" chart:style-name="ch2"/>
        <chart:plot-area chart:style-name="ch3" table:cell-range-address="Sheet1.A2:Sheet1.B8" chart:data-source-has-labels="both" svg:x="0.254cm" svg:y="0.146cm" svg:width="7.668cm" svg:height="7.054cm">
          <chartooo:coordinate-region svg:x="0.981cm" svg:y="0.345cm" svg:width="6.569cm" svg:height="6.208cm"/>
          <chart:axis chart:dimension="x" chart:name="primary-x" chart:style-name="ch4" chartooo:axis-type="auto">
            <chartooo:date-scale/>
            <chart:categories table:cell-range-address="Sheet1.A3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8" chart:label-cell-address="Sheet1.B2:Sheet1.B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SS DELAY(ns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Sheet1.A3:Sheet1.A8</svg:desc>
                </draw:g>
              </table:table-cell>
              <table:table-cell office:value-type="float" office:value="0.44249">
                <text:p>0.44249</text:p>
                <draw:g>
                  <svg:desc>Sheet1.B3:Sheet1.B8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27409">
                <text:p>0.52740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712282">
                <text:p>0.71228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02563">
                <text:p>1.0256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38959">
                <text:p>1.3895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84607">
                <text:p>1.846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3cm" svg:height="7.241cm" xlink:href=".." xlink:type="simple" chart:class="chart:line" chart:style-name="ch1">
        <chart:legend chart:legend-position="end" svg:x="10.237cm" svg:y="3.122cm" style:legend-expansion="high" chart:style-name="ch2"/>
        <chart:plot-area chart:style-name="ch3" table:cell-range-address="Sheet1.A3:Sheet1.A8 Sheet1.C2:Sheet1.C8" chart:data-source-has-labels="both" svg:x="0.294cm" svg:y="0.144cm" svg:width="9.649cm" svg:height="6.953cm">
          <chartooo:coordinate-region svg:x="1.206cm" svg:y="0.343cm" svg:width="8.365cm" svg:height="6.107cm"/>
          <chart:axis chart:dimension="x" chart:name="primary-x" chart:style-name="ch4" chartooo:axis-type="auto">
            <chartooo:date-scale/>
            <chart:categories table:cell-range-address="Sheet1.A3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8" chart:label-cell-address="Sheet1.C2:Sheet1.C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 CONSUMPTION(nJ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Sheet1.A3:Sheet1.A8</svg:desc>
                </draw:g>
              </table:table-cell>
              <table:table-cell office:value-type="float" office:value="0.0616486">
                <text:p>0.0616486</text:p>
                <draw:g>
                  <svg:desc>Sheet1.C3:Sheet1.C8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720062">
                <text:p>0.072006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931197">
                <text:p>0.093119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152539">
                <text:p>0.15253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240552">
                <text:p>0.24055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52186">
                <text:p>0.3521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3cm" svg:height="7.754cm" xlink:href=".." xlink:type="simple" chart:class="chart:line" chart:style-name="ch1">
        <chart:legend chart:legend-position="end" svg:x="11.411cm" svg:y="3.578cm" style:legend-expansion="high" chart:style-name="ch2"/>
        <chart:plot-area chart:style-name="ch3" table:cell-range-address="Sheet1.A33:Sheet1.B39" chart:data-source-has-labels="both" svg:x="0.319cm" svg:y="0.155cm" svg:width="10.773cm" svg:height="7.444cm">
          <chartooo:coordinate-region svg:x="2.052cm" svg:y="0.354cm" svg:width="8.668cm" svg:height="6.598cm"/>
          <chart:axis chart:dimension="x" chart:name="primary-x" chart:style-name="ch4" chartooo:axis-type="auto">
            <chartooo:date-scale/>
            <chart:categories table:cell-range-address="Sheet1.A34:Sheet1.A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4:Sheet1.B39" chart:label-cell-address="Sheet1.B33:Sheet1.B33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SS DELAY(ns)</text:p>
                <draw:g>
                  <svg:desc>Sheet1.B33:Sheet1.B3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Sheet1.A34:Sheet1.A39</svg:desc>
                </draw:g>
              </table:table-cell>
              <table:table-cell office:value-type="float" office:value="20983.61802">
                <text:p>20983.61802</text:p>
                <draw:g>
                  <svg:desc>Sheet1.B34:Sheet1.B3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3126.53517">
                <text:p>83126.5351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30891.5184">
                <text:p>330891.518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320338.342">
                <text:p>1320338.34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274900.235">
                <text:p>5274900.23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0110135.9">
                <text:p>20110135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88cm" svg:height="8.109cm" xlink:href=".." xlink:type="simple" chart:class="chart:line" chart:style-name="ch1">
        <chart:legend chart:legend-position="end" svg:x="10.795cm" svg:y="3.556cm" style:legend-expansion="high" chart:style-name="ch2"/>
        <chart:plot-area chart:style-name="ch3" table:cell-range-address="Sheet1.A34:Sheet1.A39 Sheet1.C33:Sheet1.C39" chart:data-source-has-labels="both" svg:x="0.305cm" svg:y="0.162cm" svg:width="10.185cm" svg:height="7.785cm">
          <chartooo:coordinate-region svg:x="1.112cm" svg:y="0.362cm" svg:width="9.007cm" svg:height="6.938cm"/>
          <chart:axis chart:dimension="x" chart:name="primary-x" chart:style-name="ch4" chartooo:axis-type="auto">
            <chartooo:date-scale/>
            <chart:categories table:cell-range-address="Sheet1.A34:Sheet1.A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4:Sheet1.C39" chart:label-cell-address="Sheet1.C33:Sheet1.C33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 CONSUMPTION(nJ)</text:p>
                <draw:g>
                  <svg:desc>Sheet1.C33:Sheet1.C3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Sheet1.A34:Sheet1.A39</svg:desc>
                </draw:g>
              </table:table-cell>
              <table:table-cell office:value-type="float" office:value="16.443847">
                <text:p>16.443847</text:p>
                <draw:g>
                  <svg:desc>Sheet1.C34:Sheet1.C3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2.887318">
                <text:p>32.88731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5.774266">
                <text:p>65.77426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31.548148">
                <text:p>131.54814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63.095927">
                <text:p>263.09592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13.858879">
                <text:p>513.8588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